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IM01A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View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>Alejandro Sosa</text:p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3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>4/7/13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>The Actor can view an Image associated to an Album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6282985378042803889" text:style-name="L1">
              <text:list-item>
                <text:p text:style-name="P7">PhotoBomber is at the Album View.</text:p>
              </text:list-item>
              <text:list-item>
                <text:p text:style-name="P7">The Album that the Actor is viewing has a least one Image. 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3513189854848514726" text:style-name="L2">
              <text:list-item>
                <text:p text:style-name="P8">PhotoBomber is at the Image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8067568014750145990" text:style-name="L3">
              <text:list-item>
                <text:p text:style-name="P9">The Actor <text:s/>right-clicks on an Image tile they wish to view and single clicks the symbol of an eye .</text:p>
              </text:list-item>
              <text:list-item>
                <text:p text:style-name="P9">All open windows belonging to PhotoBomber except the main window (Album View) will be closed.</text:p>
              </text:list-item>
              <text:list-item>
                <text:p text:style-name="P9">The Image View window will open and the image is displayed (E1, E2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6791458486721707355" text:style-name="L4">
              <text:list-item>
                <text:p text:style-name="P10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6752660829381560319" text:style-name="L5">
              <text:list-item>
                <text:p text:style-name="P11">If the image is not able to be displayed, a default image is displayed instead.</text:p>
              </text:list-item>
              <text:list-item>
                <text:p text:style-name="P11">If the name of the image cannot be displayed, the line "Failed to get image name!" will be displayed instead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>Normal Flow 2: the reason for this is to prevent user from doing several incompatable actions at once 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7T16:41:03.09</dc:date>
    <meta:editing-duration>PT41M22S</meta:editing-duration>
    <meta:editing-cycles>26</meta:editing-cycles>
    <meta:generator>OpenOffice.org/3.4$Win32 OpenOffice.org_project/340m1$Build-9590</meta:generator>
    <meta:document-statistic meta:table-count="2" meta:image-count="0" meta:object-count="0" meta:page-count="1" meta:paragraph-count="42" meta:word-count="197" meta:character-count="1101"/>
  </office:meta>
</office:document-meta>
</file>